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 office:value-type="string">
            <text:p>f=</text:p>
          </table:table-cell>
          <table:table-cell table:number-columns-repeated="2"/>
          <table:table-cell table:style-name="Default" table:number-columns-repeated="3"/>
        </table:table-row>
        <table:table-row table:style-name="ro2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i</text:p>
          </table:table-cell>
          <table:table-cell table:style-name="Default" office:value-type="string">
            <text:p>min</text:p>
          </table:table-cell>
          <table:table-cell table:style-name="Default" office:value-type="string">
            <text:p>moyenne</text:p>
          </table:table-cell>
          <table:table-cell table:style-name="Default" office:value-type="string">
            <text:p>max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(POWER(2;[.$C5])*50*0+1000)/100000" office:value-type="float" office:value="0.01">
            <text:p>0,0100</text:p>
          </table:table-cell>
          <table:table-cell table:formula="of:=(POWER(2;[.$C5])*50*50+1000)/100000" office:value-type="float" office:value="0.035">
            <text:p>0,0350</text:p>
          </table:table-cell>
          <table:table-cell table:formula="of:=(POWER(2;[.$C5])*50*100+1000)/100000" office:value-type="float" office:value="0.06">
            <text:p>0,0600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(POWER(2;[.$C6])*50*1+1000)/100000" office:value-type="float" office:value="0.011">
            <text:p>0,0110</text:p>
          </table:table-cell>
          <table:table-cell table:formula="of:=(POWER(2;[.$C6])*50*50+1000)/100000" office:value-type="float" office:value="0.06">
            <text:p>0,0600</text:p>
          </table:table-cell>
          <table:table-cell table:formula="of:=(POWER(2;[.$C6])*50*100+1000)/100000" office:value-type="float" office:value="0.11">
            <text:p>0,1100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(POWER(2;[.$C7])*50*1+1000)/100000" office:value-type="float" office:value="0.012">
            <text:p>0,0120</text:p>
          </table:table-cell>
          <table:table-cell table:formula="of:=(POWER(2;[.$C7])*50*50+1000)/100000" office:value-type="float" office:value="0.11">
            <text:p>0,1100</text:p>
          </table:table-cell>
          <table:table-cell table:formula="of:=(POWER(2;[.$C7])*50*100+1000)/100000" office:value-type="float" office:value="0.21">
            <text:p>0,2100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(POWER(2;[.$C8])*50*1+1000)/100000" office:value-type="float" office:value="0.014">
            <text:p>0,0140</text:p>
          </table:table-cell>
          <table:table-cell table:formula="of:=(POWER(2;[.$C8])*50*50+1000)/100000" office:value-type="float" office:value="0.21">
            <text:p>0,2100</text:p>
          </table:table-cell>
          <table:table-cell table:formula="of:=(POWER(2;[.$C8])*50*100+1000)/100000" office:value-type="float" office:value="0.41">
            <text:p>0,4100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formula="of:=(POWER(2;[.$C9])*50*1+1000)/100000" office:value-type="float" office:value="0.018">
            <text:p>0,0180</text:p>
          </table:table-cell>
          <table:table-cell table:formula="of:=(POWER(2;[.$C9])*50*50+1000)/100000" office:value-type="float" office:value="0.41">
            <text:p>0,4100</text:p>
          </table:table-cell>
          <table:table-cell table:formula="of:=(POWER(2;[.$C9])*50*100+1000)/100000" office:value-type="float" office:value="0.81">
            <text:p>0,8100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(POWER(2;[.$C10])*50*1+1000)/100000" office:value-type="float" office:value="0.026">
            <text:p>0,0260</text:p>
          </table:table-cell>
          <table:table-cell table:formula="of:=(POWER(2;[.$C10])*50*50+1000)/100000" office:value-type="float" office:value="0.81">
            <text:p>0,8100</text:p>
          </table:table-cell>
          <table:table-cell table:formula="of:=(POWER(2;[.$C10])*50*100+1000)/100000" office:value-type="float" office:value="1.61">
            <text:p>1,6100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f:=(POWER(2;[.$C11])*50*1+1000)/100000" office:value-type="float" office:value="0.042">
            <text:p>0,0420</text:p>
          </table:table-cell>
          <table:table-cell table:formula="of:=(POWER(2;[.$C11])*50*50+1000)/100000" office:value-type="float" office:value="1.61">
            <text:p>1,6100</text:p>
          </table:table-cell>
          <table:table-cell table:formula="of:=(POWER(2;[.$C11])*50*100+1000)/100000" office:value-type="float" office:value="3.21">
            <text:p>3,2100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(POWER(2;[.$C12])*50*1+1000)/100000" office:value-type="float" office:value="0.074">
            <text:p>0,0740</text:p>
          </table:table-cell>
          <table:table-cell table:formula="of:=(POWER(2;[.$C12])*50*50+1000)/100000" office:value-type="float" office:value="3.21">
            <text:p>3,2100</text:p>
          </table:table-cell>
          <table:table-cell table:formula="of:=(POWER(2;[.$C12])*50*100+1000)/100000" office:value-type="float" office:value="6.41">
            <text:p>6,4100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formula="of:=(POWER(2;[.$C13])*50*1+1000)/100000" office:value-type="float" office:value="0.138">
            <text:p>0,1380</text:p>
          </table:table-cell>
          <table:table-cell table:formula="of:=(POWER(2;[.$C13])*50*50+1000)/100000" office:value-type="float" office:value="6.41">
            <text:p>6,4100</text:p>
          </table:table-cell>
          <table:table-cell table:formula="of:=(POWER(2;[.$C13])*50*100+1000)/100000" office:value-type="float" office:value="12.81">
            <text:p>12,8100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formula="of:=(POWER(2;[.$C14])*50*1+1000)/100000" office:value-type="float" office:value="0.266">
            <text:p>0,2660</text:p>
          </table:table-cell>
          <table:table-cell table:formula="of:=(POWER(2;[.$C14])*50*50+1000)/100000" office:value-type="float" office:value="12.81">
            <text:p>12,8100</text:p>
          </table:table-cell>
          <table:table-cell table:formula="of:=(POWER(2;[.$C14])*50*100+1000)/100000" office:value-type="float" office:value="25.61">
            <text:p>25,6100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(POWER(2;[.$C15])*50*1+1000)/100000" office:value-type="float" office:value="0.522">
            <text:p>0,5220</text:p>
          </table:table-cell>
          <table:table-cell table:formula="of:=(POWER(2;[.$C15])*50*50+1000)/100000" office:value-type="float" office:value="25.61">
            <text:p>25,6100</text:p>
          </table:table-cell>
          <table:table-cell table:formula="of:=(POWER(2;[.$C15])*50*100+1000)/100000" office:value-type="float" office:value="51.21">
            <text:p>51,2100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formula="of:=(POWER(2;[.$C16])*50*1+1000)/100000" office:value-type="float" office:value="1.034">
            <text:p>1,0340</text:p>
          </table:table-cell>
          <table:table-cell table:formula="of:=(POWER(2;[.$C16])*50*50+1000)/100000" office:value-type="float" office:value="51.21">
            <text:p>51,2100</text:p>
          </table:table-cell>
          <table:table-cell table:formula="of:=(POWER(2;[.$C16])*50*100+1000)/100000" office:value-type="float" office:value="102.41">
            <text:p>102,4100</text:p>
          </table:table-cell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table:formula="of:=(POWER(2;[.$C17])*50*1+1000)/100000" office:value-type="float" office:value="2.058">
            <text:p>2,0580</text:p>
          </table:table-cell>
          <table:table-cell table:formula="of:=(POWER(2;[.$C17])*50*50+1000)/100000" office:value-type="float" office:value="102.41">
            <text:p>102,4100</text:p>
          </table:table-cell>
          <table:table-cell table:formula="of:=(POWER(2;[.$C17])*50*100+1000)/100000" office:value-type="float" office:value="204.81">
            <text:p>204,8100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(POWER(2;[.$C18])*50*1+1000)/100000" office:value-type="float" office:value="4.106">
            <text:p>4,1060</text:p>
          </table:table-cell>
          <table:table-cell table:formula="of:=(POWER(2;[.$C18])*50*50+1000)/100000" office:value-type="float" office:value="204.81">
            <text:p>204,8100</text:p>
          </table:table-cell>
          <table:table-cell table:formula="of:=(POWER(2;[.$C18])*50*100+1000)/100000" office:value-type="float" office:value="409.61">
            <text:p>409,6100</text:p>
          </table:table-cell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formula="of:=(POWER(2;[.$C19])*50*1+1000)/100000" office:value-type="float" office:value="8.202">
            <text:p>8,2020</text:p>
          </table:table-cell>
          <table:table-cell table:formula="of:=(POWER(2;[.$C19])*50*50+1000)/100000" office:value-type="float" office:value="409.61">
            <text:p>409,6100</text:p>
          </table:table-cell>
          <table:table-cell table:formula="of:=(POWER(2;[.$C19])*50*100+1000)/100000" office:value-type="float" office:value="819.21">
            <text:p>819,2100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formula="of:=(POWER(2;[.$C20])*50*1+1000)/100000" office:value-type="float" office:value="16.394">
            <text:p>16,3940</text:p>
          </table:table-cell>
          <table:table-cell table:formula="of:=(POWER(2;[.$C20])*50*50+1000)/100000" office:value-type="float" office:value="819.21">
            <text:p>819,2100</text:p>
          </table:table-cell>
          <table:table-cell table:formula="of:=(POWER(2;[.$C20])*50*100+1000)/100000" office:value-type="float" office:value="1638.41">
            <text:p>1638,4100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formula="of:=(POWER(2;[.$C21])*50*1+1000)/100000" office:value-type="float" office:value="32.778">
            <text:p>32,7780</text:p>
          </table:table-cell>
          <table:table-cell table:formula="of:=(POWER(2;[.$C21])*50*50+1000)/100000" office:value-type="float" office:value="1638.41">
            <text:p>1638,4100</text:p>
          </table:table-cell>
          <table:table-cell table:formula="of:=(POWER(2;[.$C21])*50*100+1000)/100000" office:value-type="float" office:value="3276.81">
            <text:p>3276,8100</text:p>
          </table:table-cell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(POWER(2;[.$C22])*50*1+1000)/100000" office:value-type="float" office:value="65.546">
            <text:p>65,5460</text:p>
          </table:table-cell>
          <table:table-cell table:formula="of:=(POWER(2;[.$C22])*50*50+1000)/100000" office:value-type="float" office:value="3276.81">
            <text:p>3276,8100</text:p>
          </table:table-cell>
          <table:table-cell table:formula="of:=(POWER(2;[.$C22])*50*100+1000)/100000" office:value-type="float" office:value="6553.61">
            <text:p>6553,6100</text:p>
          </table:table-cell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formula="of:=(POWER(2;[.$C23])*50*1+1000)/100000" office:value-type="float" office:value="131.082">
            <text:p>131,0820</text:p>
          </table:table-cell>
          <table:table-cell table:formula="of:=(POWER(2;[.$C23])*50*50+1000)/100000" office:value-type="float" office:value="6553.61">
            <text:p>6553,6100</text:p>
          </table:table-cell>
          <table:table-cell table:formula="of:=(POWER(2;[.$C23])*50*100+1000)/100000" office:value-type="float" office:value="13107.21">
            <text:p>13107,2100</text:p>
          </table:table-cell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table:formula="of:=(POWER(2;[.$C24])*50*1+1000)/100000" office:value-type="float" office:value="262.154">
            <text:p>262,1540</text:p>
          </table:table-cell>
          <table:table-cell table:formula="of:=(POWER(2;[.$C24])*50*50+1000)/100000" office:value-type="float" office:value="13107.21">
            <text:p>13107,2100</text:p>
          </table:table-cell>
          <table:table-cell table:formula="of:=(POWER(2;[.$C24])*50*100+1000)/100000" office:value-type="float" office:value="26214.41">
            <text:p>26214,4100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formula="of:=(POWER(2;[.$C25])*50*1+1000)/100000" office:value-type="float" office:value="524.298">
            <text:p>524,2980</text:p>
          </table:table-cell>
          <table:table-cell table:formula="of:=(POWER(2;[.$C25])*50*50+1000)/100000" office:value-type="float" office:value="26214.41">
            <text:p>26214,4100</text:p>
          </table:table-cell>
          <table:table-cell table:formula="of:=(POWER(2;[.$C25])*50*100+1000)/100000" office:value-type="float" office:value="52428.81">
            <text:p>52428,8100</text:p>
          </table:table-cell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formula="of:=(POWER(2;[.$C26])*50*1+1000)/100000" office:value-type="float" office:value="1048.586">
            <text:p>1048,5860</text:p>
          </table:table-cell>
          <table:table-cell table:formula="of:=(POWER(2;[.$C26])*50*50+1000)/100000" office:value-type="float" office:value="52428.81">
            <text:p>52428,8100</text:p>
          </table:table-cell>
          <table:table-cell table:formula="of:=(POWER(2;[.$C26])*50*100+1000)/100000" office:value-type="float" office:value="104857.61">
            <text:p>104857,6100</text:p>
          </table:table-cell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table:formula="of:=(POWER(2;[.$C27])*50*1+1000)/100000" office:value-type="float" office:value="2097.162">
            <text:p>2097,1620</text:p>
          </table:table-cell>
          <table:table-cell table:formula="of:=(POWER(2;[.$C27])*50*50+1000)/100000" office:value-type="float" office:value="104857.61">
            <text:p>104857,6100</text:p>
          </table:table-cell>
          <table:table-cell table:formula="of:=(POWER(2;[.$C27])*50*100+1000)/100000" office:value-type="float" office:value="209715.21">
            <text:p>209715,2100</text:p>
          </table:table-cell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table:formula="of:=(POWER(2;[.$C28])*50*1+1000)/100000" office:value-type="float" office:value="4194.314">
            <text:p>4194,3140</text:p>
          </table:table-cell>
          <table:table-cell table:formula="of:=(POWER(2;[.$C28])*50*50+1000)/100000" office:value-type="float" office:value="209715.21">
            <text:p>209715,2100</text:p>
          </table:table-cell>
          <table:table-cell table:formula="of:=(POWER(2;[.$C28])*50*100+1000)/100000" office:value-type="float" office:value="419430.41">
            <text:p>419430,4100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table:formula="of:=(POWER(2;[.$C29])*50*1+1000)/100000" office:value-type="float" office:value="8388.618">
            <text:p>8388,6180</text:p>
          </table:table-cell>
          <table:table-cell table:formula="of:=(POWER(2;[.$C29])*50*50+1000)/100000" office:value-type="float" office:value="419430.41">
            <text:p>419430,4100</text:p>
          </table:table-cell>
          <table:table-cell table:formula="of:=(POWER(2;[.$C29])*50*100+1000)/100000" office:value-type="float" office:value="838860.81">
            <text:p>838860,8100</text:p>
          </table:table-cell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formula="of:=(POWER(2;[.$C30])*50*1+1000)/100000" office:value-type="float" office:value="16777.226">
            <text:p>16777,2260</text:p>
          </table:table-cell>
          <table:table-cell table:formula="of:=(POWER(2;[.$C30])*50*50+1000)/100000" office:value-type="float" office:value="838860.81">
            <text:p>838860,8100</text:p>
          </table:table-cell>
          <table:table-cell table:formula="of:=(POWER(2;[.$C30])*50*100+1000)/100000" office:value-type="float" office:value="1677721.61">
            <text:p>1677721,6100</text:p>
          </table:table-cell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table:formula="of:=(POWER(2;[.$C31])*50*1+1000)/100000" office:value-type="float" office:value="33554.442">
            <text:p>33554,4420</text:p>
          </table:table-cell>
          <table:table-cell table:formula="of:=(POWER(2;[.$C31])*50*50+1000)/100000" office:value-type="float" office:value="1677721.61">
            <text:p>1677721,6100</text:p>
          </table:table-cell>
          <table:table-cell table:formula="of:=(POWER(2;[.$C31])*50*100+1000)/100000" office:value-type="float" office:value="3355443.21">
            <text:p>3355443,2100</text:p>
          </table:table-cell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table:formula="of:=(POWER(2;[.$C32])*50*1+1000)/100000" office:value-type="float" office:value="67108.874">
            <text:p>67108,8740</text:p>
          </table:table-cell>
          <table:table-cell table:formula="of:=(POWER(2;[.$C32])*50*50+1000)/100000" office:value-type="float" office:value="3355443.21">
            <text:p>3355443,2100</text:p>
          </table:table-cell>
          <table:table-cell table:formula="of:=(POWER(2;[.$C32])*50*100+1000)/100000" office:value-type="float" office:value="6710886.41">
            <text:p>6710886,4100</text:p>
          </table:table-cell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table:formula="of:=(POWER(2;[.$C33])*50*1+1000)/100000" office:value-type="float" office:value="134217.738">
            <text:p>134217,7380</text:p>
          </table:table-cell>
          <table:table-cell table:formula="of:=(POWER(2;[.$C33])*50*50+1000)/100000" office:value-type="float" office:value="6710886.41">
            <text:p>6710886,4100</text:p>
          </table:table-cell>
          <table:table-cell table:formula="of:=(POWER(2;[.$C33])*50*100+1000)/100000" office:value-type="float" office:value="13421772.81">
            <text:p>13421772,8100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table:formula="of:=(POWER(2;[.$C34])*50*1+1000)/100000" office:value-type="float" office:value="268435.466">
            <text:p>268435,4660</text:p>
          </table:table-cell>
          <table:table-cell table:formula="of:=(POWER(2;[.$C34])*50*50+1000)/100000" office:value-type="float" office:value="13421772.81">
            <text:p>13421772,8100</text:p>
          </table:table-cell>
          <table:table-cell table:formula="of:=(POWER(2;[.$C34])*50*100+1000)/100000" office:value-type="float" office:value="26843545.61">
            <text:p>26843545,610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Default" style:family="table-cell">
      <style:text-properties style:font-name-asian="unifont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13/05/2011</text:date>, <text:time>10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3T10:30:56</meta:creation-date>
    <dc:date>2011-05-13T10:58:54</dc:date>
    <meta:editing-duration>PT12M26S</meta:editing-duration>
    <meta:editing-cycles>1</meta:editing-cycles>
    <meta:document-statistic meta:table-count="3" meta:cell-count="125" meta:object-count="0"/>
    <meta:generator>LibreOffice/3.3$Linux LibreOffice_project/330m19$Build-202</meta:generator>
  </office:meta>
</office:document-meta>
</file>